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617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graphic-properties draw:fill="none" draw:fill-color="#0000ff"/>
      <style:paragraph-properties fo:text-align="center"/>
    </style:style>
    <style:style style:name="P2" style:family="paragraph">
      <style:graphic-properties draw:fill="solid" draw:fill-color="#000099"/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graphic-properties draw:fill="none" draw:fill-color="#ffffff"/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graphic-properties draw:fill="none" draw:fill-color="#ffffff"/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P8" style:family="paragraph">
      <style:graphic-properties draw:fill="none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graphic-properties draw:fill="none" draw:fill-color="#ffffff"/>
      <style:text-properties fo:font-family="'Linux Libertine'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'Linux Libertine'" style:font-pitch="variable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family="'Linux Libertine'" style:font-pitch="variable"/>
    </style:style>
    <style:style style:name="T7" style:family="text">
      <style:text-properties fo:font-family="'Linux Libertine'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2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4" draw:layer="layout" svg:width="6.204cm" svg:height="4.451cm" svg:x="3.296cm" svg:y="5.249cm">
          <draw:text-box>
            <text:p text:style-name="P3"><text:span text:style-name="T1">Örz Institüte</text:span></text:p>
            <text:p text:style-name="P3"><text:span text:style-name="T1">för</text:span></text:p>
            <text:p text:style-name="P3"><text:span text:style-name="T1">Interstellär</text:span></text:p>
            <text:p text:style-name="P3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7" draw:layer="layout" svg:width="9cm" svg:height="24.867cm" svg:x="10cm" svg:y="2cm">
          <draw:text-box>
            <text:p text:style-name="P5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  <text:p text:style-name="P5"><text:span text:style-name="T2"/></text:p>
            <text:p text:style-name="P6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  <text:p text:style-name="P6"><text:span text:style-name="T3"/></text:p>
            <text:p text:style-name="P5"><text:span text:style-name="T4">Dylan O'Donnell</text:span></text:p>
            <text:p text:style-name="P5"><text:span text:style-name="T4"/></text:p>
            <text:p text:style-name="P6"><text:span text:style-name="T3">is hereby granted the following titles:</text:span></text:p>
            <text:p text:style-name="P5"><text:span text:style-name="T3"/></text:p>
            <text:p text:style-name="P5"><text:span text:style-name="T5">Hönöräry citizen öf Örz,</text:span></text:p>
            <text:p text:style-name="P5"><text:span text:style-name="T6"/></text:p>
            <text:p text:style-name="P5"><text:span text:style-name="T6">Hönöräry Chäirmän öf the Galactic Cartography Council,</text:span></text:p>
            <text:p text:style-name="P5"><text:span text:style-name="T6"/></text:p>
            <text:p text:style-name="P5"><text:span text:style-name="T6">Hönöräry Member öf the NGC 6334 Äppreciätiön Söciety.</text:span></text:p>
            <text:p text:style-name="P5"><text:span text:style-name="T6"/></text:p>
            <text:p text:style-name="P6"><text:span text:style-name="T3">We greatly appreciate your magnificent support and your excellent work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line draw:style-name="gr5" draw:text-style-name="P8" draw:layer="layout" svg:x1="3cm" svg:y1="25cm" svg:x2="9cm" svg:y2="25cm">
          <text:p/>
        </draw:line>
        <draw:frame draw:style-name="gr6" draw:text-style-name="P10" draw:layer="layout" svg:width="5.519cm" svg:height="1.047cm" svg:x="3cm" svg:y="25.153cm">
          <draw:text-box>
            <text:p text:style-name="P9"><text:span text:style-name="T7">Giämbättistä Vitällö</text:span></text:p>
            <text:p text:style-name="P9"><text:span text:style-name="T7">Chairman, Äöüzz Trade Association</text:span></text:p>
          </draw:text-box>
        </draw:frame>
        <draw:line draw:style-name="gr5" draw:text-style-name="P8" draw:layer="layout" svg:x1="12cm" svg:y1="25cm" svg:x2="18cm" svg:y2="25cm">
          <text:p/>
        </draw:line>
        <draw:frame draw:style-name="gr6" draw:text-style-name="P10" draw:layer="layout" svg:width="5.603cm" svg:height="1.047cm" svg:x="12cm" svg:y="25.153cm">
          <draw:text-box>
            <text:p text:style-name="P9"><text:span text:style-name="T7">Älföns Ögnöwäk</text:span></text:p>
            <text:p text:style-name="P9"><text:span text:style-name="T7">Administrator, ÖrzKäpitöl Space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5.0$Win32 OpenOffice.org_project/450m1$Build-9900</meta:generator>
    <meta:document-statistic meta:object-count="25"/>
  </office:meta>
</office:document-meta>
</file>